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9.0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5.98mm"/>
    </style:style>
    <style:style style:name="co4" style:family="table-column">
      <style:table-column-properties fo:break-before="auto" style:column-width="28.59mm"/>
    </style:style>
    <style:style style:name="co5" style:family="table-column">
      <style:table-column-properties fo:break-before="auto" style:column-width="30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gender</text:p>
          </table:table-cell>
          <table:table-cell table:style-name="Default" office:value-type="string" calcext:value-type="string">
            <text:p>birthdat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ountry</text:p>
          </table:table-cell>
        </table:table-row>
        <table:table-row table:style-name="ro1">
          <table:table-cell table:formula="of:=CONCATENATE(DEC2HEX(RANDBETWEEN(0;4294967295);8);&quot;-&quot;;DEC2HEX(RANDBETWEEN(0;65535);4);&quot;-&quot;;DEC2HEX(RANDBETWEEN(16384;20479);4);&quot;-&quot;;DEC2HEX(RANDBETWEEN(32768;49151);4);&quot;-&quot;;DEC2HEX(RANDBETWEEN(0;65535);4);DEC2HEX(RANDBETWEEN(0;4294967295);8))" office:value-type="string" office:string-value="9614CDE2-D048-4D9D-A721-2537466F62AE" calcext:value-type="string">
            <text:p>9614CDE2-D048-4D9D-A721-2537466F62AE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Pim</text:p>
          </table:table-cell>
          <table:table-cell office:value-type="string" calcext:value-type="string">
            <text:p>female</text:p>
          </table:table-cell>
          <table:table-cell table:formula="of:=RANDBETWEEN(DATE(1960;1;1);DATE(2000;1;1))" office:value-type="date" office:date-value="1995-05-31" calcext:value-type="date">
            <text:p>1995-05-31</text:p>
          </table:table-cell>
          <table:table-cell office:value-type="string" calcext:value-type="string">
            <text:p>Rua Itaperuna, 30. Natal. Rio Grande do Norte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table:formula="of:=CONCATENATE(DEC2HEX(RANDBETWEEN(0;4294967295);8);&quot;-&quot;;DEC2HEX(RANDBETWEEN(0;65535);4);&quot;-&quot;;DEC2HEX(RANDBETWEEN(16384;20479);4);&quot;-&quot;;DEC2HEX(RANDBETWEEN(32768;49151);4);&quot;-&quot;;DEC2HEX(RANDBETWEEN(0;65535);4);DEC2HEX(RANDBETWEEN(0;4294967295);8))" office:value-type="string" office:string-value="E4423C6A-3424-45E0-8D9A-AA87D60EBDAB" calcext:value-type="string">
            <text:p>E4423C6A-3424-45E0-8D9A-AA87D60EBDAB</text:p>
          </table:table-cell>
          <table:table-cell table:style-name="Default" office:value-type="string" calcext:value-type="string">
            <text:p>Andre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male</text:p>
          </table:table-cell>
          <table:table-cell table:formula="of:=RANDBETWEEN(DATE(1960;1;1);DATE(2000;1;1))" office:value-type="date" office:date-value="1995-06-12" calcext:value-type="date">
            <text:p>1995-06-12</text:p>
          </table:table-cell>
          <table:table-cell office:value-type="string" calcext:value-type="string">
            <text:p>Travessa Maracanã, 178. Rio Branco. Acre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table:formula="of:=CONCATENATE(DEC2HEX(RANDBETWEEN(0;4294967295);8);&quot;-&quot;;DEC2HEX(RANDBETWEEN(0;65535);4);&quot;-&quot;;DEC2HEX(RANDBETWEEN(16384;20479);4);&quot;-&quot;;DEC2HEX(RANDBETWEEN(32768;49151);4);&quot;-&quot;;DEC2HEX(RANDBETWEEN(0;65535);4);DEC2HEX(RANDBETWEEN(0;4294967295);8))" office:value-type="string" office:string-value="A3BB5AD3-546E-42AA-9A76-41E40FC017D4" calcext:value-type="string">
            <text:p>A3BB5AD3-546E-42AA-9A76-41E40FC017D4</text:p>
          </table:table-cell>
          <table:table-cell office:value-type="string" calcext:value-type="string">
            <text:p>Angelica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female</text:p>
          </table:table-cell>
          <table:table-cell table:formula="of:=RANDBETWEEN(DATE(1960;1;1);DATE(2000;1;1))" office:value-type="date" office:date-value="1989-05-16" calcext:value-type="date">
            <text:p>1989-05-16</text:p>
          </table:table-cell>
          <table:table-cell office:value-type="string" calcext:value-type="string">
            <text:p>Rua Eduardo Saddi, 341. Campo Grande. Mato Grosso do Sul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table:formula="of:=CONCATENATE(DEC2HEX(RANDBETWEEN(0;4294967295);8);&quot;-&quot;;DEC2HEX(RANDBETWEEN(0;65535);4);&quot;-&quot;;DEC2HEX(RANDBETWEEN(16384;20479);4);&quot;-&quot;;DEC2HEX(RANDBETWEEN(32768;49151);4);&quot;-&quot;;DEC2HEX(RANDBETWEEN(0;65535);4);DEC2HEX(RANDBETWEEN(0;4294967295);8))" office:value-type="string" office:string-value="DD02063C-AA5C-4D12-B923-0C4A674CC3A1" calcext:value-type="string">
            <text:p>DD02063C-AA5C-4D12-B923-0C4A674CC3A1</text:p>
          </table:table-cell>
          <table:table-cell table:style-name="Default" office:value-type="string" calcext:value-type="string">
            <text:p>Aniruddha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male</text:p>
          </table:table-cell>
          <table:table-cell table:formula="of:=RANDBETWEEN(DATE(1960;1;1);DATE(2000;1;1))" office:value-type="date" office:date-value="1972-12-22" calcext:value-type="date">
            <text:p>1972-12-22</text:p>
          </table:table-cell>
          <table:table-cell office:value-type="string" calcext:value-type="string">
            <text:p>229 , Amit Indl Estate, Lalbaug. Mumbai</text:p>
          </table:table-cell>
          <table:table-cell office:value-type="string" calcext:value-type="string">
            <text:p>India</text:p>
          </table:table-cell>
        </table:table-row>
        <table:table-row table:style-name="ro1">
          <table:table-cell table:formula="of:=CONCATENATE(DEC2HEX(RANDBETWEEN(0;4294967295);8);&quot;-&quot;;DEC2HEX(RANDBETWEEN(0;65535);4);&quot;-&quot;;DEC2HEX(RANDBETWEEN(16384;20479);4);&quot;-&quot;;DEC2HEX(RANDBETWEEN(32768;49151);4);&quot;-&quot;;DEC2HEX(RANDBETWEEN(0;65535);4);DEC2HEX(RANDBETWEEN(0;4294967295);8))" office:value-type="string" office:string-value="E3524D4D-3938-4399-91A8-3B90D5CCFFF9" calcext:value-type="string">
            <text:p>E3524D4D-3938-4399-91A8-3B90D5CCFFF9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ole</text:p>
          </table:table-cell>
          <table:table-cell office:value-type="string" calcext:value-type="string">
            <text:p>female</text:p>
          </table:table-cell>
          <table:table-cell table:formula="of:=RANDBETWEEN(DATE(1960;1;1);DATE(2000;1;1))" office:value-type="date" office:date-value="1991-02-06" calcext:value-type="date">
            <text:p>1991-02-06</text:p>
          </table:table-cell>
          <table:table-cell office:value-type="string" calcext:value-type="string">
            <text:p>9301 Beacon Ave. West Des Moines, IA 50265</text:p>
          </table:table-cell>
          <table:table-cell office:value-type="string" calcext:value-type="string">
            <text:p>United States</text:p>
          </table:table-cell>
        </table:table-row>
        <table:table-row table:style-name="ro1">
          <table:table-cell table:formula="of:=CONCATENATE(DEC2HEX(RANDBETWEEN(0;4294967295);8);&quot;-&quot;;DEC2HEX(RANDBETWEEN(0;65535);4);&quot;-&quot;;DEC2HEX(RANDBETWEEN(16384;20479);4);&quot;-&quot;;DEC2HEX(RANDBETWEEN(32768;49151);4);&quot;-&quot;;DEC2HEX(RANDBETWEEN(0;65535);4);DEC2HEX(RANDBETWEEN(0;4294967295);8))" office:value-type="string" office:string-value="F8394B4A-57A0-41FC-96DD-01E59AEBF1FE" calcext:value-type="string">
            <text:p>F8394B4A-57A0-41FC-96DD-01E59AEBF1FE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atts</text:p>
          </table:table-cell>
          <table:table-cell office:value-type="string" calcext:value-type="string">
            <text:p>female</text:p>
          </table:table-cell>
          <table:table-cell table:formula="of:=RANDBETWEEN(DATE(1960;1;1);DATE(2000;1;1))" office:value-type="date" office:date-value="1986-08-19" calcext:value-type="date">
            <text:p>1986-08-19</text:p>
          </table:table-cell>
          <table:table-cell office:value-type="string" calcext:value-type="string">
            <text:p>815 Leatherwood Dr. Paramus, NJ 07652</text:p>
          </table:table-cell>
          <table:table-cell office:value-type="string" calcext:value-type="string">
            <text:p>United States</text:p>
          </table:table-cell>
        </table:table-row>
        <table:table-row table:style-name="ro1">
          <table:table-cell table:formula="of:=CONCATENATE(DEC2HEX(RANDBETWEEN(0;4294967295);8);&quot;-&quot;;DEC2HEX(RANDBETWEEN(0;65535);4);&quot;-&quot;;DEC2HEX(RANDBETWEEN(16384;20479);4);&quot;-&quot;;DEC2HEX(RANDBETWEEN(32768;49151);4);&quot;-&quot;;DEC2HEX(RANDBETWEEN(0;65535);4);DEC2HEX(RANDBETWEEN(0;4294967295);8))" office:value-type="string" office:string-value="E18F5D83-39B5-4A77-9147-E6FFFB632A52" calcext:value-type="string">
            <text:p>E18F5D83-39B5-4A77-9147-E6FFFB632A52</text:p>
          </table:table-cell>
          <table:table-cell office:value-type="string" calcext:value-type="string">
            <text:p>Betty</text:p>
          </table:table-cell>
          <table:table-cell office:value-type="string" calcext:value-type="string">
            <text:p>Romero</text:p>
          </table:table-cell>
          <table:table-cell office:value-type="string" calcext:value-type="string">
            <text:p>female</text:p>
          </table:table-cell>
          <table:table-cell table:formula="of:=RANDBETWEEN(DATE(1960;1;1);DATE(2000;1;1))" office:value-type="date" office:date-value="1966-06-24" calcext:value-type="date">
            <text:p>1966-06-24</text:p>
          </table:table-cell>
          <table:table-cell office:value-type="string" calcext:value-type="string">
            <text:p>123 S. Miles Court. Reno, NV 89523</text:p>
          </table:table-cell>
          <table:table-cell office:value-type="string" calcext:value-type="string">
            <text:p>United States</text:p>
          </table:table-cell>
        </table:table-row>
        <table:table-row table:style-name="ro1">
          <table:table-cell table:formula="of:=CONCATENATE(DEC2HEX(RANDBETWEEN(0;4294967295);8);&quot;-&quot;;DEC2HEX(RANDBETWEEN(0;65535);4);&quot;-&quot;;DEC2HEX(RANDBETWEEN(16384;20479);4);&quot;-&quot;;DEC2HEX(RANDBETWEEN(32768;49151);4);&quot;-&quot;;DEC2HEX(RANDBETWEEN(0;65535);4);DEC2HEX(RANDBETWEEN(0;4294967295);8))" office:value-type="string" office:string-value="3BEB48A7-9F1C-475E-B390-53E6DD2F7C28" calcext:value-type="string">
            <text:p>3BEB48A7-9F1C-475E-B390-53E6DD2F7C28</text:p>
          </table:table-cell>
          <table:table-cell table:style-name="Default" office:value-type="string" calcext:value-type="string">
            <text:p>Borislav</text:p>
          </table:table-cell>
          <table:table-cell office:value-type="string" calcext:value-type="string">
            <text:p>Sneijers</text:p>
          </table:table-cell>
          <table:table-cell office:value-type="string" calcext:value-type="string">
            <text:p>male</text:p>
          </table:table-cell>
          <table:table-cell table:formula="of:=RANDBETWEEN(DATE(1960;1;1);DATE(2000;1;1))" office:value-type="date" office:date-value="1988-02-21" calcext:value-type="date">
            <text:p>1988-02-21</text:p>
          </table:table-cell>
          <table:table-cell office:value-type="string" calcext:value-type="string">
            <text:p>Vul. Bolotnіkova, bld. 11. <text:s/>Gorlovka.</text:p>
          </table:table-cell>
          <table:table-cell office:value-type="string" calcext:value-type="string">
            <text:p>Ukrain</text:p>
          </table:table-cell>
        </table:table-row>
        <table:table-row table:style-name="ro1">
          <table:table-cell table:formula="of:=CONCATENATE(DEC2HEX(RANDBETWEEN(0;4294967295);8);&quot;-&quot;;DEC2HEX(RANDBETWEEN(0;65535);4);&quot;-&quot;;DEC2HEX(RANDBETWEEN(16384;20479);4);&quot;-&quot;;DEC2HEX(RANDBETWEEN(32768;49151);4);&quot;-&quot;;DEC2HEX(RANDBETWEEN(0;65535);4);DEC2HEX(RANDBETWEEN(0;4294967295);8))" office:value-type="string" office:string-value="C599AAB2-0D8C-4AA3-80DC-2EB2FEFADFAD" calcext:value-type="string">
            <text:p>C599AAB2-0D8C-4AA3-80DC-2EB2FEFADFAD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Kelley</text:p>
          </table:table-cell>
          <table:table-cell office:value-type="string" calcext:value-type="string">
            <text:p>male</text:p>
          </table:table-cell>
          <table:table-cell table:formula="of:=RANDBETWEEN(DATE(1960;1;1);DATE(2000;1;1))" office:value-type="date" office:date-value="1982-10-31" calcext:value-type="date">
            <text:p>1982-10-31</text:p>
          </table:table-cell>
          <table:table-cell office:value-type="string" calcext:value-type="string">
            <text:p>662 Pleasant St. Oconomowoc, WI 53066</text:p>
          </table:table-cell>
          <table:table-cell office:value-type="string" calcext:value-type="string">
            <text:p>United States</text:p>
          </table:table-cell>
        </table:table-row>
        <table:table-row table:style-name="ro1">
          <table:table-cell table:formula="of:=CONCATENATE(DEC2HEX(RANDBETWEEN(0;4294967295);8);&quot;-&quot;;DEC2HEX(RANDBETWEEN(0;65535);4);&quot;-&quot;;DEC2HEX(RANDBETWEEN(16384;20479);4);&quot;-&quot;;DEC2HEX(RANDBETWEEN(32768;49151);4);&quot;-&quot;;DEC2HEX(RANDBETWEEN(0;65535);4);DEC2HEX(RANDBETWEEN(0;4294967295);8))" office:value-type="string" office:string-value="57C6B2FB-8220-4153-AF82-F38975ADB39D" calcext:value-type="string">
            <text:p>57C6B2FB-8220-4153-AF82-F38975ADB39D</text:p>
          </table:table-cell>
          <table:table-cell office:value-type="string" calcext:value-type="string">
            <text:p>Donald</text:p>
          </table:table-cell>
          <table:table-cell office:value-type="string" calcext:value-type="string">
            <text:p>Saunders</text:p>
          </table:table-cell>
          <table:table-cell office:value-type="string" calcext:value-type="string">
            <text:p>male</text:p>
          </table:table-cell>
          <table:table-cell table:formula="of:=RANDBETWEEN(DATE(1960;1;1);DATE(2000;1;1))" office:value-type="date" office:date-value="1993-05-23" calcext:value-type="date">
            <text:p>1993-05-23</text:p>
          </table:table-cell>
          <table:table-cell office:value-type="string" calcext:value-type="string">
            <text:p>3 Rockledge St. Hoffman Estates, IL 60169</text:p>
          </table:table-cell>
          <table:table-cell office:value-type="string" calcext:value-type="string">
            <text:p>United States</text:p>
          </table:table-cell>
        </table:table-row>
        <table:table-row table:style-name="ro1">
          <table:table-cell table:formula="of:=CONCATENATE(DEC2HEX(RANDBETWEEN(0;4294967295);8);&quot;-&quot;;DEC2HEX(RANDBETWEEN(0;65535);4);&quot;-&quot;;DEC2HEX(RANDBETWEEN(16384;20479);4);&quot;-&quot;;DEC2HEX(RANDBETWEEN(32768;49151);4);&quot;-&quot;;DEC2HEX(RANDBETWEEN(0;65535);4);DEC2HEX(RANDBETWEEN(0;4294967295);8))" office:value-type="string" office:string-value="053CD210-AA73-4EEB-B669-68255830E887" calcext:value-type="string">
            <text:p>053CD210-AA73-4EEB-B669-68255830E887</text:p>
          </table:table-cell>
          <table:table-cell office:value-type="string" calcext:value-type="string">
            <text:p>Doris</text:p>
          </table:table-cell>
          <table:table-cell office:value-type="string" calcext:value-type="string">
            <text:p>Patterson</text:p>
          </table:table-cell>
          <table:table-cell office:value-type="string" calcext:value-type="string">
            <text:p>female</text:p>
          </table:table-cell>
          <table:table-cell table:formula="of:=RANDBETWEEN(DATE(1960;1;1);DATE(2000;1;1))" office:value-type="date" office:date-value="1978-06-24" calcext:value-type="date">
            <text:p>1978-06-24</text:p>
          </table:table-cell>
          <table:table-cell office:value-type="string" calcext:value-type="string">
            <text:p>487 Church St. Ottawa, IL 61350</text:p>
          </table:table-cell>
          <table:table-cell office:value-type="string" calcext:value-type="string">
            <text:p>United States</text:p>
          </table:table-cell>
        </table:table-row>
        <table:table-row table:style-name="ro1">
          <table:table-cell table:formula="of:=CONCATENATE(DEC2HEX(RANDBETWEEN(0;4294967295);8);&quot;-&quot;;DEC2HEX(RANDBETWEEN(0;65535);4);&quot;-&quot;;DEC2HEX(RANDBETWEEN(16384;20479);4);&quot;-&quot;;DEC2HEX(RANDBETWEEN(32768;49151);4);&quot;-&quot;;DEC2HEX(RANDBETWEEN(0;65535);4);DEC2HEX(RANDBETWEEN(0;4294967295);8))" office:value-type="string" office:string-value="62C42557-97AF-4B74-8A7F-7179726F8017" calcext:value-type="string">
            <text:p>62C42557-97AF-4B74-8A7F-7179726F8017</text:p>
          </table:table-cell>
          <table:table-cell office:value-type="string" calcext:value-type="string">
            <text:p>Dorothy</text:p>
          </table:table-cell>
          <table:table-cell office:value-type="string" calcext:value-type="string">
            <text:p>Henderson</text:p>
          </table:table-cell>
          <table:table-cell office:value-type="string" calcext:value-type="string">
            <text:p>female</text:p>
          </table:table-cell>
          <table:table-cell table:formula="of:=RANDBETWEEN(DATE(1960;1;1);DATE(2000;1;1))" office:value-type="date" office:date-value="1973-01-27" calcext:value-type="date">
            <text:p>1973-01-27</text:p>
          </table:table-cell>
          <table:table-cell office:value-type="string" calcext:value-type="string">
            <text:p>34 East 4th Dr. Glen Ellyn, IL 60137</text:p>
          </table:table-cell>
          <table:table-cell office:value-type="string" calcext:value-type="string">
            <text:p>United States</text:p>
          </table:table-cell>
        </table:table-row>
        <table:table-row table:style-name="ro1">
          <table:table-cell table:formula="of:=CONCATENATE(DEC2HEX(RANDBETWEEN(0;4294967295);8);&quot;-&quot;;DEC2HEX(RANDBETWEEN(0;65535);4);&quot;-&quot;;DEC2HEX(RANDBETWEEN(16384;20479);4);&quot;-&quot;;DEC2HEX(RANDBETWEEN(32768;49151);4);&quot;-&quot;;DEC2HEX(RANDBETWEEN(0;65535);4);DEC2HEX(RANDBETWEEN(0;4294967295);8))" office:value-type="string" office:string-value="DE5E5484-3988-4C61-AD13-94C50B90998D" calcext:value-type="string">
            <text:p>DE5E5484-3988-4C61-AD13-94C50B90998D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Meyer</text:p>
          </table:table-cell>
          <table:table-cell office:value-type="string" calcext:value-type="string">
            <text:p>female</text:p>
          </table:table-cell>
          <table:table-cell table:formula="of:=RANDBETWEEN(DATE(1960;1;1);DATE(2000;1;1))" office:value-type="date" office:date-value="1962-05-31" calcext:value-type="date">
            <text:p>1962-05-31</text:p>
          </table:table-cell>
          <table:table-cell office:value-type="string" calcext:value-type="string">
            <text:p>Rua Jabaquara, 100. Imperatriz. Maranhao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table:formula="of:=CONCATENATE(DEC2HEX(RANDBETWEEN(0;4294967295);8);&quot;-&quot;;DEC2HEX(RANDBETWEEN(0;65535);4);&quot;-&quot;;DEC2HEX(RANDBETWEEN(16384;20479);4);&quot;-&quot;;DEC2HEX(RANDBETWEEN(32768;49151);4);&quot;-&quot;;DEC2HEX(RANDBETWEEN(0;65535);4);DEC2HEX(RANDBETWEEN(0;4294967295);8))" office:value-type="string" office:string-value="95548922-D498-47F4-858D-324096198CF1" calcext:value-type="string">
            <text:p>95548922-D498-47F4-858D-324096198CF1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male</text:p>
          </table:table-cell>
          <table:table-cell table:formula="of:=RANDBETWEEN(DATE(1960;1;1);DATE(2000;1;1))" office:value-type="date" office:date-value="1982-12-02" calcext:value-type="date">
            <text:p>1982-12-02</text:p>
          </table:table-cell>
          <table:table-cell office:value-type="string" calcext:value-type="string">
            <text:p>9952 Glen Ridge Lane. Helena, MT 59601</text:p>
          </table:table-cell>
          <table:table-cell office:value-type="string" calcext:value-type="string">
            <text:p>United States</text:p>
          </table:table-cell>
        </table:table-row>
        <table:table-row table:style-name="ro1">
          <table:table-cell table:formula="of:=CONCATENATE(DEC2HEX(RANDBETWEEN(0;4294967295);8);&quot;-&quot;;DEC2HEX(RANDBETWEEN(0;65535);4);&quot;-&quot;;DEC2HEX(RANDBETWEEN(16384;20479);4);&quot;-&quot;;DEC2HEX(RANDBETWEEN(32768;49151);4);&quot;-&quot;;DEC2HEX(RANDBETWEEN(0;65535);4);DEC2HEX(RANDBETWEEN(0;4294967295);8))" office:value-type="string" office:string-value="34B2C93D-8781-4F2B-9AD8-B6C26F4FCCC7" calcext:value-type="string">
            <text:p>34B2C93D-8781-4F2B-9AD8-B6C26F4FCCC7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Graves</text:p>
          </table:table-cell>
          <table:table-cell office:value-type="string" calcext:value-type="string">
            <text:p>female</text:p>
          </table:table-cell>
          <table:table-cell table:formula="of:=RANDBETWEEN(DATE(1960;1;1);DATE(2000;1;1))" office:value-type="date" office:date-value="1973-08-25" calcext:value-type="date">
            <text:p>1973-08-25</text:p>
          </table:table-cell>
          <table:table-cell office:value-type="string" calcext:value-type="string">
            <text:p>135 Van Dyke Dr. Paducah, KY 42001</text:p>
          </table:table-cell>
          <table:table-cell office:value-type="string" calcext:value-type="string">
            <text:p>United States</text:p>
          </table:table-cell>
        </table:table-row>
        <table:table-row table:style-name="ro1">
          <table:table-cell table:formula="of:=CONCATENATE(DEC2HEX(RANDBETWEEN(0;4294967295);8);&quot;-&quot;;DEC2HEX(RANDBETWEEN(0;65535);4);&quot;-&quot;;DEC2HEX(RANDBETWEEN(16384;20479);4);&quot;-&quot;;DEC2HEX(RANDBETWEEN(32768;49151);4);&quot;-&quot;;DEC2HEX(RANDBETWEEN(0;65535);4);DEC2HEX(RANDBETWEEN(0;4294967295);8))" office:value-type="string" office:string-value="1EA606E2-9546-4B91-BA9C-C704A67E9ACA" calcext:value-type="string">
            <text:p>1EA606E2-9546-4B91-BA9C-C704A67E9ACA</text:p>
          </table:table-cell>
          <table:table-cell office:value-type="string" calcext:value-type="string">
            <text:p>Frances</text:p>
          </table:table-cell>
          <table:table-cell office:value-type="string" calcext:value-type="string">
            <text:p>Frazier</text:p>
          </table:table-cell>
          <table:table-cell office:value-type="string" calcext:value-type="string">
            <text:p>female</text:p>
          </table:table-cell>
          <table:table-cell table:formula="of:=RANDBETWEEN(DATE(1960;1;1);DATE(2000;1;1))" office:value-type="date" office:date-value="1976-10-06" calcext:value-type="date">
            <text:p>1976-10-06</text:p>
          </table:table-cell>
          <table:table-cell office:value-type="string" calcext:value-type="string">
            <text:p>8958 W. Big Rock Cove St. Huntington, NY 11743</text:p>
          </table:table-cell>
          <table:table-cell office:value-type="string" calcext:value-type="string">
            <text:p>United States</text:p>
          </table:table-cell>
        </table:table-row>
        <table:table-row table:style-name="ro1">
          <table:table-cell table:formula="of:=CONCATENATE(DEC2HEX(RANDBETWEEN(0;4294967295);8);&quot;-&quot;;DEC2HEX(RANDBETWEEN(0;65535);4);&quot;-&quot;;DEC2HEX(RANDBETWEEN(16384;20479);4);&quot;-&quot;;DEC2HEX(RANDBETWEEN(32768;49151);4);&quot;-&quot;;DEC2HEX(RANDBETWEEN(0;65535);4);DEC2HEX(RANDBETWEEN(0;4294967295);8))" office:value-type="string" office:string-value="BE99C3DE-A894-480A-8A98-7409DF306C0B" calcext:value-type="string">
            <text:p>BE99C3DE-A894-480A-8A98-7409DF306C0B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male</text:p>
          </table:table-cell>
          <table:table-cell table:formula="of:=RANDBETWEEN(DATE(1960;1;1);DATE(2000;1;1))" office:value-type="date" office:date-value="1987-09-23" calcext:value-type="date">
            <text:p>1987-09-23</text:p>
          </table:table-cell>
          <table:table-cell office:value-type="string" calcext:value-type="string">
            <text:p>590 Circle St. Franklin, MA 02038</text:p>
          </table:table-cell>
          <table:table-cell office:value-type="string" calcext:value-type="string">
            <text:p>United States</text:p>
          </table:table-cell>
        </table:table-row>
        <table:table-row table:style-name="ro1">
          <table:table-cell table:formula="of:=CONCATENATE(DEC2HEX(RANDBETWEEN(0;4294967295);8);&quot;-&quot;;DEC2HEX(RANDBETWEEN(0;65535);4);&quot;-&quot;;DEC2HEX(RANDBETWEEN(16384;20479);4);&quot;-&quot;;DEC2HEX(RANDBETWEEN(32768;49151);4);&quot;-&quot;;DEC2HEX(RANDBETWEEN(0;65535);4);DEC2HEX(RANDBETWEEN(0;4294967295);8))" office:value-type="string" office:string-value="CE72992B-5388-4AA8-843D-31B714B991CC" calcext:value-type="string">
            <text:p>CE72992B-5388-4AA8-843D-31B714B991CC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Clarke</text:p>
          </table:table-cell>
          <table:table-cell office:value-type="string" calcext:value-type="string">
            <text:p>male</text:p>
          </table:table-cell>
          <table:table-cell table:formula="of:=RANDBETWEEN(DATE(1960;1;1);DATE(2000;1;1))" office:value-type="date" office:date-value="1975-12-08" calcext:value-type="date">
            <text:p>1975-12-08</text:p>
          </table:table-cell>
          <table:table-cell office:value-type="string" calcext:value-type="string">
            <text:p>1 East Harvard Street. Sewell, NJ 08080</text:p>
          </table:table-cell>
          <table:table-cell office:value-type="string" calcext:value-type="string">
            <text:p>United States</text:p>
          </table:table-cell>
        </table:table-row>
        <table:table-row table:style-name="ro1">
          <table:table-cell table:formula="of:=CONCATENATE(DEC2HEX(RANDBETWEEN(0;4294967295);8);&quot;-&quot;;DEC2HEX(RANDBETWEEN(0;65535);4);&quot;-&quot;;DEC2HEX(RANDBETWEEN(16384;20479);4);&quot;-&quot;;DEC2HEX(RANDBETWEEN(32768;49151);4);&quot;-&quot;;DEC2HEX(RANDBETWEEN(0;65535);4);DEC2HEX(RANDBETWEEN(0;4294967295);8))" office:value-type="string" office:string-value="490A2BE7-5C1C-4077-B406-0A3CCCB395E7" calcext:value-type="string">
            <text:p>490A2BE7-5C1C-4077-B406-0A3CCCB395E7</text:p>
          </table:table-cell>
          <table:table-cell office:value-type="string" calcext:value-type="string">
            <text:p>Harold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male</text:p>
          </table:table-cell>
          <table:table-cell table:formula="of:=RANDBETWEEN(DATE(1960;1;1);DATE(2000;1;1))" office:value-type="date" office:date-value="1961-09-16" calcext:value-type="date">
            <text:p>1961-09-16</text:p>
          </table:table-cell>
          <table:table-cell office:value-type="string" calcext:value-type="string">
            <text:p>7782 Front Street. Tewksbury, MA 01876</text:p>
          </table:table-cell>
          <table:table-cell office:value-type="string" calcext:value-type="string">
            <text:p>United States</text:p>
          </table:table-cell>
        </table:table-row>
        <table:table-row table:style-name="ro1">
          <table:table-cell table:formula="of:=CONCATENATE(DEC2HEX(RANDBETWEEN(0;4294967295);8);&quot;-&quot;;DEC2HEX(RANDBETWEEN(0;65535);4);&quot;-&quot;;DEC2HEX(RANDBETWEEN(16384;20479);4);&quot;-&quot;;DEC2HEX(RANDBETWEEN(32768;49151);4);&quot;-&quot;;DEC2HEX(RANDBETWEEN(0;65535);4);DEC2HEX(RANDBETWEEN(0;4294967295);8))" office:value-type="string" office:string-value="A63889FE-02E7-419D-8C98-89C57D73BF82" calcext:value-type="string">
            <text:p>A63889FE-02E7-419D-8C98-89C57D73BF82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female</text:p>
          </table:table-cell>
          <table:table-cell table:formula="of:=RANDBETWEEN(DATE(1960;1;1);DATE(2000;1;1))" office:value-type="date" office:date-value="1974-06-12" calcext:value-type="date">
            <text:p>1974-06-12</text:p>
          </table:table-cell>
          <table:table-cell office:value-type="string" calcext:value-type="string">
            <text:p>492 South Drive. Jackson, NJ 08527</text:p>
          </table:table-cell>
          <table:table-cell office:value-type="string" calcext:value-type="string">
            <text:p>United States</text:p>
          </table:table-cell>
        </table:table-row>
        <table:table-row table:style-name="ro1">
          <table:table-cell table:formula="of:=CONCATENATE(DEC2HEX(RANDBETWEEN(0;4294967295);8);&quot;-&quot;;DEC2HEX(RANDBETWEEN(0;65535);4);&quot;-&quot;;DEC2HEX(RANDBETWEEN(16384;20479);4);&quot;-&quot;;DEC2HEX(RANDBETWEEN(32768;49151);4);&quot;-&quot;;DEC2HEX(RANDBETWEEN(0;65535);4);DEC2HEX(RANDBETWEEN(0;4294967295);8))" office:value-type="string" office:string-value="7CD174CD-4638-4180-8E53-A6D72F1D69A5" calcext:value-type="string">
            <text:p>7CD174CD-4638-4180-8E53-A6D72F1D69A5</text:p>
          </table:table-cell>
          <table:table-cell office:value-type="string" calcext:value-type="string">
            <text:p>Henrique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male</text:p>
          </table:table-cell>
          <table:table-cell table:formula="of:=RANDBETWEEN(DATE(1960;1;1);DATE(2000;1;1))" office:value-type="date" office:date-value="1973-04-17" calcext:value-type="date">
            <text:p>1973-04-17</text:p>
          </table:table-cell>
          <table:table-cell office:value-type="string" calcext:value-type="string">
            <text:p>Rua Harpa, Porto Velho. Rondonia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table:formula="of:=CONCATENATE(DEC2HEX(RANDBETWEEN(0;4294967295);8);&quot;-&quot;;DEC2HEX(RANDBETWEEN(0;65535);4);&quot;-&quot;;DEC2HEX(RANDBETWEEN(16384;20479);4);&quot;-&quot;;DEC2HEX(RANDBETWEEN(32768;49151);4);&quot;-&quot;;DEC2HEX(RANDBETWEEN(0;65535);4);DEC2HEX(RANDBETWEEN(0;4294967295);8))" office:value-type="string" office:string-value="D3A95952-6F39-4D0E-B4C5-59AEF8A4F504" calcext:value-type="string">
            <text:p>D3A95952-6F39-4D0E-B4C5-59AEF8A4F504</text:p>
          </table:table-cell>
          <table:table-cell office:value-type="string" calcext:value-type="string">
            <text:p>Ines</text:p>
          </table:table-cell>
          <table:table-cell office:value-type="string" calcext:value-type="string">
            <text:p>Ferreira</text:p>
          </table:table-cell>
          <table:table-cell office:value-type="string" calcext:value-type="string">
            <text:p>female</text:p>
          </table:table-cell>
          <table:table-cell table:formula="of:=RANDBETWEEN(DATE(1960;1;1);DATE(2000;1;1))" office:value-type="date" office:date-value="1994-11-01" calcext:value-type="date">
            <text:p>1994-11-01</text:p>
          </table:table-cell>
          <table:table-cell office:value-type="string" calcext:value-type="string">
            <text:p>Travessa Alto Verde, 900. Rio Branco. Acre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table:formula="of:=CONCATENATE(DEC2HEX(RANDBETWEEN(0;4294967295);8);&quot;-&quot;;DEC2HEX(RANDBETWEEN(0;65535);4);&quot;-&quot;;DEC2HEX(RANDBETWEEN(16384;20479);4);&quot;-&quot;;DEC2HEX(RANDBETWEEN(32768;49151);4);&quot;-&quot;;DEC2HEX(RANDBETWEEN(0;65535);4);DEC2HEX(RANDBETWEEN(0;4294967295);8))" office:value-type="string" office:string-value="C44B319F-0540-4A82-8ECE-D1359E4EEDB0" calcext:value-type="string">
            <text:p>C44B319F-0540-4A82-8ECE-D1359E4EEDB0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male</text:p>
          </table:table-cell>
          <table:table-cell table:formula="of:=RANDBETWEEN(DATE(1960;1;1);DATE(2000;1;1))" office:value-type="date" office:date-value="1985-01-05" calcext:value-type="date">
            <text:p>1985-01-05</text:p>
          </table:table-cell>
          <table:table-cell office:value-type="string" calcext:value-type="string">
            <text:p>58 Old Oak Court. Cedar Falls, IA 50613</text:p>
          </table:table-cell>
          <table:table-cell office:value-type="string" calcext:value-type="string">
            <text:p>United States</text:p>
          </table:table-cell>
        </table:table-row>
        <table:table-row table:style-name="ro1">
          <table:table-cell table:formula="of:=CONCATENATE(DEC2HEX(RANDBETWEEN(0;4294967295);8);&quot;-&quot;;DEC2HEX(RANDBETWEEN(0;65535);4);&quot;-&quot;;DEC2HEX(RANDBETWEEN(16384;20479);4);&quot;-&quot;;DEC2HEX(RANDBETWEEN(32768;49151);4);&quot;-&quot;;DEC2HEX(RANDBETWEEN(0;65535);4);DEC2HEX(RANDBETWEEN(0;4294967295);8))" office:value-type="string" office:string-value="7323DE14-78A8-4D6E-9F0E-5A425C99C0D5" calcext:value-type="string">
            <text:p>7323DE14-78A8-4D6E-9F0E-5A425C99C0D5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male</text:p>
          </table:table-cell>
          <table:table-cell table:formula="of:=RANDBETWEEN(DATE(1960;1;1);DATE(2000;1;1))" office:value-type="date" office:date-value="1990-10-22" calcext:value-type="date">
            <text:p>1990-10-22</text:p>
          </table:table-cell>
          <table:table-cell office:value-type="string" calcext:value-type="string">
            <text:p>9880 Pendergast Street. Marietta, GA 30008</text:p>
          </table:table-cell>
          <table:table-cell office:value-type="string" calcext:value-type="string">
            <text:p>United States</text:p>
          </table:table-cell>
        </table:table-row>
        <table:table-row table:style-name="ro1">
          <table:table-cell table:formula="of:=CONCATENATE(DEC2HEX(RANDBETWEEN(0;4294967295);8);&quot;-&quot;;DEC2HEX(RANDBETWEEN(0;65535);4);&quot;-&quot;;DEC2HEX(RANDBETWEEN(16384;20479);4);&quot;-&quot;;DEC2HEX(RANDBETWEEN(32768;49151);4);&quot;-&quot;;DEC2HEX(RANDBETWEEN(0;65535);4);DEC2HEX(RANDBETWEEN(0;4294967295);8))" office:value-type="string" office:string-value="4C16B879-80C2-4BC3-8B74-A650C2801EE3" calcext:value-type="string">
            <text:p>4C16B879-80C2-4BC3-8B74-A650C2801EE3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Mcgrath</text:p>
          </table:table-cell>
          <table:table-cell office:value-type="string" calcext:value-type="string">
            <text:p>female</text:p>
          </table:table-cell>
          <table:table-cell table:formula="of:=RANDBETWEEN(DATE(1960;1;1);DATE(2000;1;1))" office:value-type="date" office:date-value="1974-01-05" calcext:value-type="date">
            <text:p>1974-01-05</text:p>
          </table:table-cell>
          <table:table-cell office:value-type="string" calcext:value-type="string">
            <text:p>1 S. Roosevelt Drive. Fairfax, VA 22030</text:p>
          </table:table-cell>
          <table:table-cell office:value-type="string" calcext:value-type="string">
            <text:p>United States</text:p>
          </table:table-cell>
        </table:table-row>
        <table:table-row table:style-name="ro1">
          <table:table-cell table:formula="of:=CONCATENATE(DEC2HEX(RANDBETWEEN(0;4294967295);8);&quot;-&quot;;DEC2HEX(RANDBETWEEN(0;65535);4);&quot;-&quot;;DEC2HEX(RANDBETWEEN(16384;20479);4);&quot;-&quot;;DEC2HEX(RANDBETWEEN(32768;49151);4);&quot;-&quot;;DEC2HEX(RANDBETWEEN(0;65535);4);DEC2HEX(RANDBETWEEN(0;4294967295);8))" office:value-type="string" office:string-value="618404D4-431A-4C66-9E86-CA1207CA77E0" calcext:value-type="string">
            <text:p>618404D4-431A-4C66-9E86-CA1207CA77E0</text:p>
          </table:table-cell>
          <table:table-cell table:style-name="Default" office:value-type="string" calcext:value-type="string">
            <text:p>Joao</text:p>
          </table:table-cell>
          <table:table-cell office:value-type="string" calcext:value-type="string">
            <text:p>Silva</text:p>
          </table:table-cell>
          <table:table-cell office:value-type="string" calcext:value-type="string">
            <text:p>male</text:p>
          </table:table-cell>
          <table:table-cell table:formula="of:=RANDBETWEEN(DATE(1960;1;1);DATE(2000;1;1))" office:value-type="date" office:date-value="1996-09-26" calcext:value-type="date">
            <text:p>1996-09-26</text:p>
          </table:table-cell>
          <table:table-cell office:value-type="string" calcext:value-type="string">
            <text:p>Rua B, 10. Aracaju. Sergipe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table:formula="of:=CONCATENATE(DEC2HEX(RANDBETWEEN(0;4294967295);8);&quot;-&quot;;DEC2HEX(RANDBETWEEN(0;65535);4);&quot;-&quot;;DEC2HEX(RANDBETWEEN(16384;20479);4);&quot;-&quot;;DEC2HEX(RANDBETWEEN(32768;49151);4);&quot;-&quot;;DEC2HEX(RANDBETWEEN(0;65535);4);DEC2HEX(RANDBETWEEN(0;4294967295);8))" office:value-type="string" office:string-value="CB279DBE-237D-4538-843B-AF9AF18E54B5" calcext:value-type="string">
            <text:p>CB279DBE-237D-4538-843B-AF9AF18E54B5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male</text:p>
          </table:table-cell>
          <table:table-cell table:formula="of:=RANDBETWEEN(DATE(1960;1;1);DATE(2000;1;1))" office:value-type="date" office:date-value="1983-08-29" calcext:value-type="date">
            <text:p>1983-08-29</text:p>
          </table:table-cell>
          <table:table-cell office:value-type="string" calcext:value-type="string">
            <text:p>8179 St Paul Dr. Fort Worth, TX 76110</text:p>
          </table:table-cell>
          <table:table-cell office:value-type="string" calcext:value-type="string">
            <text:p>United States</text:p>
          </table:table-cell>
        </table:table-row>
        <table:table-row table:style-name="ro1">
          <table:table-cell table:formula="of:=CONCATENATE(DEC2HEX(RANDBETWEEN(0;4294967295);8);&quot;-&quot;;DEC2HEX(RANDBETWEEN(0;65535);4);&quot;-&quot;;DEC2HEX(RANDBETWEEN(16384;20479);4);&quot;-&quot;;DEC2HEX(RANDBETWEEN(32768;49151);4);&quot;-&quot;;DEC2HEX(RANDBETWEEN(0;65535);4);DEC2HEX(RANDBETWEEN(0;4294967295);8))" office:value-type="string" office:string-value="0F1E8270-82BF-4848-843C-15E434FCC34D" calcext:value-type="string">
            <text:p>0F1E8270-82BF-4848-843C-15E434FCC34D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male</text:p>
          </table:table-cell>
          <table:table-cell table:formula="of:=RANDBETWEEN(DATE(1960;1;1);DATE(2000;1;1))" office:value-type="date" office:date-value="1982-06-20" calcext:value-type="date">
            <text:p>1982-06-20</text:p>
          </table:table-cell>
          <table:table-cell office:value-type="string" calcext:value-type="string">
            <text:p>66 Roberts Avenue. Memphis, TN 38106</text:p>
          </table:table-cell>
          <table:table-cell office:value-type="string" calcext:value-type="string">
            <text:p>United States</text:p>
          </table:table-cell>
        </table:table-row>
        <table:table-row table:style-name="ro1">
          <table:table-cell table:formula="of:=CONCATENATE(DEC2HEX(RANDBETWEEN(0;4294967295);8);&quot;-&quot;;DEC2HEX(RANDBETWEEN(0;65535);4);&quot;-&quot;;DEC2HEX(RANDBETWEEN(16384;20479);4);&quot;-&quot;;DEC2HEX(RANDBETWEEN(32768;49151);4);&quot;-&quot;;DEC2HEX(RANDBETWEEN(0;65535);4);DEC2HEX(RANDBETWEEN(0;4294967295);8))" office:value-type="string" office:string-value="CD1157D9-2367-48A5-B56A-7C6FB847A61D" calcext:value-type="string">
            <text:p>CD1157D9-2367-48A5-B56A-7C6FB847A61D</text:p>
          </table:table-cell>
          <table:table-cell table:style-name="Default" office:value-type="string" calcext:value-type="string">
            <text:p>Kadek</text:p>
          </table:table-cell>
          <table:table-cell office:value-type="string" calcext:value-type="string">
            <text:p>Kato</text:p>
          </table:table-cell>
          <table:table-cell office:value-type="string" calcext:value-type="string">
            <text:p>female</text:p>
          </table:table-cell>
          <table:table-cell table:formula="of:=RANDBETWEEN(DATE(1960;1;1);DATE(2000;1;1))" office:value-type="date" office:date-value="1972-09-16" calcext:value-type="date">
            <text:p>1972-09-16</text:p>
          </table:table-cell>
          <table:table-cell office:value-type="string" calcext:value-type="string">
            <text:p>Jl Jend Sudirman Kav 44-46 Ged BRI II Lt 21 Suite 2103-A,Bendungan Hilir. Jakarta</text:p>
          </table:table-cell>
          <table:table-cell office:value-type="string" calcext:value-type="string">
            <text:p>Indonesia</text:p>
          </table:table-cell>
        </table:table-row>
        <table:table-row table:style-name="ro1">
          <table:table-cell table:formula="of:=CONCATENATE(DEC2HEX(RANDBETWEEN(0;4294967295);8);&quot;-&quot;;DEC2HEX(RANDBETWEEN(0;65535);4);&quot;-&quot;;DEC2HEX(RANDBETWEEN(16384;20479);4);&quot;-&quot;;DEC2HEX(RANDBETWEEN(32768;49151);4);&quot;-&quot;;DEC2HEX(RANDBETWEEN(0;65535);4);DEC2HEX(RANDBETWEEN(0;4294967295);8))" office:value-type="string" office:string-value="E98DB2AE-E709-40A7-BA95-DD210C0EE3DC" calcext:value-type="string">
            <text:p>E98DB2AE-E709-40A7-BA95-DD210C0EE3DC</text:p>
          </table:table-cell>
          <table:table-cell table:style-name="Default" office:value-type="string" calcext:value-type="string">
            <text:p>Lakshmi</text:p>
          </table:table-cell>
          <table:table-cell office:value-type="string" calcext:value-type="string">
            <text:p>Monet</text:p>
          </table:table-cell>
          <table:table-cell office:value-type="string" calcext:value-type="string">
            <text:p>male</text:p>
          </table:table-cell>
          <table:table-cell table:formula="of:=RANDBETWEEN(DATE(1960;1;1);DATE(2000;1;1))" office:value-type="date" office:date-value="1985-08-02" calcext:value-type="date">
            <text:p>1985-08-02</text:p>
          </table:table-cell>
          <table:table-cell office:value-type="string" calcext:value-type="string">
            <text:p>238 Anna Pillai St, Parrys. Chennai</text:p>
          </table:table-cell>
          <table:table-cell office:value-type="string" calcext:value-type="string">
            <text:p>India</text:p>
          </table:table-cell>
        </table:table-row>
        <table:table-row table:style-name="ro1">
          <table:table-cell table:formula="of:=CONCATENATE(DEC2HEX(RANDBETWEEN(0;4294967295);8);&quot;-&quot;;DEC2HEX(RANDBETWEEN(0;65535);4);&quot;-&quot;;DEC2HEX(RANDBETWEEN(16384;20479);4);&quot;-&quot;;DEC2HEX(RANDBETWEEN(32768;49151);4);&quot;-&quot;;DEC2HEX(RANDBETWEEN(0;65535);4);DEC2HEX(RANDBETWEEN(0;4294967295);8))" office:value-type="string" office:string-value="C799E220-5B3A-48C2-8286-BB86F03D398B" calcext:value-type="string">
            <text:p>C799E220-5B3A-48C2-8286-BB86F03D398B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Silva</text:p>
          </table:table-cell>
          <table:table-cell office:value-type="string" calcext:value-type="string">
            <text:p>male</text:p>
          </table:table-cell>
          <table:table-cell table:formula="of:=RANDBETWEEN(DATE(1960;1;1);DATE(2000;1;1))" office:value-type="date" office:date-value="1984-01-27" calcext:value-type="date">
            <text:p>1984-01-27</text:p>
          </table:table-cell>
          <table:table-cell office:value-type="string" calcext:value-type="string">
            <text:p>Rua Santa Adélia, Jales. Sao Paulo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table:formula="of:=CONCATENATE(DEC2HEX(RANDBETWEEN(0;4294967295);8);&quot;-&quot;;DEC2HEX(RANDBETWEEN(0;65535);4);&quot;-&quot;;DEC2HEX(RANDBETWEEN(16384;20479);4);&quot;-&quot;;DEC2HEX(RANDBETWEEN(32768;49151);4);&quot;-&quot;;DEC2HEX(RANDBETWEEN(0;65535);4);DEC2HEX(RANDBETWEEN(0;4294967295);8))" office:value-type="string" office:string-value="7DA6906E-0CF7-4EA2-AE19-2ABA63D06D24" calcext:value-type="string">
            <text:p>7DA6906E-0CF7-4EA2-AE19-2ABA63D06D24</text:p>
          </table:table-cell>
          <table:table-cell office:value-type="string" calcext:value-type="string">
            <text:p>Margaret</text:p>
          </table:table-cell>
          <table:table-cell office:value-type="string" calcext:value-type="string">
            <text:p>Curry</text:p>
          </table:table-cell>
          <table:table-cell office:value-type="string" calcext:value-type="string">
            <text:p>female</text:p>
          </table:table-cell>
          <table:table-cell table:formula="of:=RANDBETWEEN(DATE(1960;1;1);DATE(2000;1;1))" office:value-type="date" office:date-value="1985-01-24" calcext:value-type="date">
            <text:p>1985-01-24</text:p>
          </table:table-cell>
          <table:table-cell office:value-type="string" calcext:value-type="string">
            <text:p>7965 Rock Maple Drive. Culpeper, VA 22701</text:p>
          </table:table-cell>
          <table:table-cell office:value-type="string" calcext:value-type="string">
            <text:p>United States</text:p>
          </table:table-cell>
        </table:table-row>
        <table:table-row table:style-name="ro1">
          <table:table-cell table:formula="of:=CONCATENATE(DEC2HEX(RANDBETWEEN(0;4294967295);8);&quot;-&quot;;DEC2HEX(RANDBETWEEN(0;65535);4);&quot;-&quot;;DEC2HEX(RANDBETWEEN(16384;20479);4);&quot;-&quot;;DEC2HEX(RANDBETWEEN(32768;49151);4);&quot;-&quot;;DEC2HEX(RANDBETWEEN(0;65535);4);DEC2HEX(RANDBETWEEN(0;4294967295);8))" office:value-type="string" office:string-value="B455A3F6-FD84-4877-B7C3-E5298D0D4CE2" calcext:value-type="string">
            <text:p>B455A3F6-FD84-4877-B7C3-E5298D0D4CE2</text:p>
          </table:table-cell>
          <table:table-cell table:style-name="Default" office:value-type="string" calcext:value-type="string">
            <text:p>Maria</text:p>
          </table:table-cell>
          <table:table-cell office:value-type="string" calcext:value-type="string">
            <text:p>Batista</text:p>
          </table:table-cell>
          <table:table-cell office:value-type="string" calcext:value-type="string">
            <text:p>female</text:p>
          </table:table-cell>
          <table:table-cell table:formula="of:=RANDBETWEEN(DATE(1960;1;1);DATE(2000;1;1))" office:value-type="date" office:date-value="1972-12-08" calcext:value-type="date">
            <text:p>1972-12-08</text:p>
          </table:table-cell>
          <table:table-cell office:value-type="string" calcext:value-type="string">
            <text:p>Avenida Ayrton Senna 3400. Rio de Janeiro. Rio de Janeiro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table:formula="of:=CONCATENATE(DEC2HEX(RANDBETWEEN(0;4294967295);8);&quot;-&quot;;DEC2HEX(RANDBETWEEN(0;65535);4);&quot;-&quot;;DEC2HEX(RANDBETWEEN(16384;20479);4);&quot;-&quot;;DEC2HEX(RANDBETWEEN(32768;49151);4);&quot;-&quot;;DEC2HEX(RANDBETWEEN(0;65535);4);DEC2HEX(RANDBETWEEN(0;4294967295);8))" office:value-type="string" office:string-value="ED0D5604-9A55-40E5-8D59-AC1B47CC5CFB" calcext:value-type="string">
            <text:p>ED0D5604-9A55-40E5-8D59-AC1B47CC5CFB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Mcleod</text:p>
          </table:table-cell>
          <table:table-cell office:value-type="string" calcext:value-type="string">
            <text:p>female</text:p>
          </table:table-cell>
          <table:table-cell table:formula="of:=RANDBETWEEN(DATE(1960;1;1);DATE(2000;1;1))" office:value-type="date" office:date-value="1987-11-21" calcext:value-type="date">
            <text:p>1987-11-21</text:p>
          </table:table-cell>
          <table:table-cell office:value-type="string" calcext:value-type="string">
            <text:p>8636 Edgewater St. Amityville, NY 11701</text:p>
          </table:table-cell>
          <table:table-cell office:value-type="string" calcext:value-type="string">
            <text:p>United States</text:p>
          </table:table-cell>
        </table:table-row>
        <table:table-row table:style-name="ro1">
          <table:table-cell table:formula="of:=CONCATENATE(DEC2HEX(RANDBETWEEN(0;4294967295);8);&quot;-&quot;;DEC2HEX(RANDBETWEEN(0;65535);4);&quot;-&quot;;DEC2HEX(RANDBETWEEN(16384;20479);4);&quot;-&quot;;DEC2HEX(RANDBETWEEN(32768;49151);4);&quot;-&quot;;DEC2HEX(RANDBETWEEN(0;65535);4);DEC2HEX(RANDBETWEEN(0;4294967295);8))" office:value-type="string" office:string-value="98BF4306-4AAA-4620-9D65-D5F410119EF3" calcext:value-type="string">
            <text:p>98BF4306-4AAA-4620-9D65-D5F410119EF3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Mack</text:p>
          </table:table-cell>
          <table:table-cell office:value-type="string" calcext:value-type="string">
            <text:p>female</text:p>
          </table:table-cell>
          <table:table-cell table:formula="of:=RANDBETWEEN(DATE(1960;1;1);DATE(2000;1;1))" office:value-type="date" office:date-value="1989-02-20" calcext:value-type="date">
            <text:p>1989-02-20</text:p>
          </table:table-cell>
          <table:table-cell office:value-type="string" calcext:value-type="string">
            <text:p>54 Ashley Ave. Baton Rouge, LA 70806</text:p>
          </table:table-cell>
          <table:table-cell office:value-type="string" calcext:value-type="string">
            <text:p>United States</text:p>
          </table:table-cell>
        </table:table-row>
        <table:table-row table:style-name="ro1">
          <table:table-cell table:formula="of:=CONCATENATE(DEC2HEX(RANDBETWEEN(0;4294967295);8);&quot;-&quot;;DEC2HEX(RANDBETWEEN(0;65535);4);&quot;-&quot;;DEC2HEX(RANDBETWEEN(16384;20479);4);&quot;-&quot;;DEC2HEX(RANDBETWEEN(32768;49151);4);&quot;-&quot;;DEC2HEX(RANDBETWEEN(0;65535);4);DEC2HEX(RANDBETWEEN(0;4294967295);8))" office:value-type="string" office:string-value="9B73DB2A-3601-4E4A-B445-B2CC66FD550B" calcext:value-type="string">
            <text:p>9B73DB2A-3601-4E4A-B445-B2CC66FD550B</text:p>
          </table:table-cell>
          <table:table-cell office:value-type="string" calcext:value-type="string">
            <text:p>Mildred</text:p>
          </table:table-cell>
          <table:table-cell office:value-type="string" calcext:value-type="string">
            <text:p>Solis</text:p>
          </table:table-cell>
          <table:table-cell office:value-type="string" calcext:value-type="string">
            <text:p>female</text:p>
          </table:table-cell>
          <table:table-cell table:formula="of:=RANDBETWEEN(DATE(1960;1;1);DATE(2000;1;1))" office:value-type="date" office:date-value="1993-04-21" calcext:value-type="date">
            <text:p>1993-04-21</text:p>
          </table:table-cell>
          <table:table-cell office:value-type="string" calcext:value-type="string">
            <text:p>137 Division Rd. Waynesboro, PA 17268</text:p>
          </table:table-cell>
          <table:table-cell office:value-type="string" calcext:value-type="string">
            <text:p>United States</text:p>
          </table:table-cell>
        </table:table-row>
        <table:table-row table:style-name="ro1">
          <table:table-cell table:formula="of:=CONCATENATE(DEC2HEX(RANDBETWEEN(0;4294967295);8);&quot;-&quot;;DEC2HEX(RANDBETWEEN(0;65535);4);&quot;-&quot;;DEC2HEX(RANDBETWEEN(16384;20479);4);&quot;-&quot;;DEC2HEX(RANDBETWEEN(32768;49151);4);&quot;-&quot;;DEC2HEX(RANDBETWEEN(0;65535);4);DEC2HEX(RANDBETWEEN(0;4294967295);8))" office:value-type="string" office:string-value="DF5586CD-FA2E-4A74-B406-779748F6D2A0" calcext:value-type="string">
            <text:p>DF5586CD-FA2E-4A74-B406-779748F6D2A0</text:p>
          </table:table-cell>
          <table:table-cell table:style-name="Default" office:value-type="string" calcext:value-type="string">
            <text:p>Myles</text:p>
          </table:table-cell>
          <table:table-cell office:value-type="string" calcext:value-type="string">
            <text:p>Král</text:p>
          </table:table-cell>
          <table:table-cell office:value-type="string" calcext:value-type="string">
            <text:p>male</text:p>
          </table:table-cell>
          <table:table-cell table:formula="of:=RANDBETWEEN(DATE(1960;1;1);DATE(2000;1;1))" office:value-type="date" office:date-value="1977-07-30" calcext:value-type="date">
            <text:p>1977-07-30</text:p>
          </table:table-cell>
          <table:table-cell table:style-name="ce1" office:value-type="string" calcext:value-type="string">
            <text:p>60 Cross Street, London, N1 2BA</text:p>
          </table:table-cell>
          <table:table-cell office:value-type="string" calcext:value-type="string">
            <text:p>England</text:p>
          </table:table-cell>
        </table:table-row>
        <table:table-row table:style-name="ro1">
          <table:table-cell table:formula="of:=CONCATENATE(DEC2HEX(RANDBETWEEN(0;4294967295);8);&quot;-&quot;;DEC2HEX(RANDBETWEEN(0;65535);4);&quot;-&quot;;DEC2HEX(RANDBETWEEN(16384;20479);4);&quot;-&quot;;DEC2HEX(RANDBETWEEN(32768;49151);4);&quot;-&quot;;DEC2HEX(RANDBETWEEN(0;65535);4);DEC2HEX(RANDBETWEEN(0;4294967295);8))" office:value-type="string" office:string-value="A3AE5D89-1841-41EF-90E4-8EE49F3130BA" calcext:value-type="string">
            <text:p>A3AE5D89-1841-41EF-90E4-8EE49F3130BA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Lyons</text:p>
          </table:table-cell>
          <table:table-cell office:value-type="string" calcext:value-type="string">
            <text:p>male</text:p>
          </table:table-cell>
          <table:table-cell table:formula="of:=RANDBETWEEN(DATE(1960;1;1);DATE(2000;1;1))" office:value-type="date" office:date-value="1994-09-22" calcext:value-type="date">
            <text:p>1994-09-22</text:p>
          </table:table-cell>
          <table:table-cell office:value-type="string" calcext:value-type="string">
            <text:p>8650 South Lancaster Rd. Calhoun, GA 30701</text:p>
          </table:table-cell>
          <table:table-cell office:value-type="string" calcext:value-type="string">
            <text:p>United States</text:p>
          </table:table-cell>
        </table:table-row>
        <table:table-row table:style-name="ro1">
          <table:table-cell table:formula="of:=CONCATENATE(DEC2HEX(RANDBETWEEN(0;4294967295);8);&quot;-&quot;;DEC2HEX(RANDBETWEEN(0;65535);4);&quot;-&quot;;DEC2HEX(RANDBETWEEN(16384;20479);4);&quot;-&quot;;DEC2HEX(RANDBETWEEN(32768;49151);4);&quot;-&quot;;DEC2HEX(RANDBETWEEN(0;65535);4);DEC2HEX(RANDBETWEEN(0;4294967295);8))" office:value-type="string" office:string-value="3657DDD6-271F-48BD-A2FA-52459F4089AC" calcext:value-type="string">
            <text:p>3657DDD6-271F-48BD-A2FA-52459F4089AC</text:p>
          </table:table-cell>
          <table:table-cell table:style-name="Default" office:value-type="string" calcext:value-type="string">
            <text:p>Paulo</text:p>
          </table:table-cell>
          <table:table-cell office:value-type="string" calcext:value-type="string">
            <text:p>Pereira</text:p>
          </table:table-cell>
          <table:table-cell office:value-type="string" calcext:value-type="string">
            <text:p>male</text:p>
          </table:table-cell>
          <table:table-cell office:value-type="date" office:date-value="1990-10-05" calcext:value-type="date">
            <text:p>1990-10-05</text:p>
          </table:table-cell>
          <table:table-cell office:value-type="string" calcext:value-type="string">
            <text:p>Rua Antônio Troiano 508, Votorantim. Sao Paulo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table:formula="of:=CONCATENATE(DEC2HEX(RANDBETWEEN(0;4294967295);8);&quot;-&quot;;DEC2HEX(RANDBETWEEN(0;65535);4);&quot;-&quot;;DEC2HEX(RANDBETWEEN(16384;20479);4);&quot;-&quot;;DEC2HEX(RANDBETWEEN(32768;49151);4);&quot;-&quot;;DEC2HEX(RANDBETWEEN(0;65535);4);DEC2HEX(RANDBETWEEN(0;4294967295);8))" office:value-type="string" office:string-value="3B09EE17-4F15-4DDB-87DB-816E454ED217" calcext:value-type="string">
            <text:p>3B09EE17-4F15-4DDB-87DB-816E454ED217</text:p>
          </table:table-cell>
          <table:table-cell table:style-name="Default" office:value-type="string" calcext:value-type="string">
            <text:p>Rebecca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female</text:p>
          </table:table-cell>
          <table:table-cell table:formula="of:=RANDBETWEEN(DATE(1960;1;1);DATE(2000;1;1))" office:value-type="date" office:date-value="1990-02-10" calcext:value-type="date">
            <text:p>1990-02-10</text:p>
          </table:table-cell>
          <table:table-cell office:value-type="string" calcext:value-type="string">
            <text:p>CARRE TRANSISTMICA SN, BUENAVISTA NORTE, 96848</text:p>
          </table:table-cell>
          <table:table-cell office:value-type="string" calcext:value-type="string">
            <text:p>Mexico</text:p>
          </table:table-cell>
        </table:table-row>
        <table:table-row table:style-name="ro1">
          <table:table-cell table:formula="of:=CONCATENATE(DEC2HEX(RANDBETWEEN(0;4294967295);8);&quot;-&quot;;DEC2HEX(RANDBETWEEN(0;65535);4);&quot;-&quot;;DEC2HEX(RANDBETWEEN(16384;20479);4);&quot;-&quot;;DEC2HEX(RANDBETWEEN(32768;49151);4);&quot;-&quot;;DEC2HEX(RANDBETWEEN(0;65535);4);DEC2HEX(RANDBETWEEN(0;4294967295);8))" office:value-type="string" office:string-value="AD4C9D5D-CBC5-431A-AC20-AC0FCF9A4384" calcext:value-type="string">
            <text:p>AD4C9D5D-CBC5-431A-AC20-AC0FCF9A4384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Daniels</text:p>
          </table:table-cell>
          <table:table-cell office:value-type="string" calcext:value-type="string">
            <text:p>male</text:p>
          </table:table-cell>
          <table:table-cell table:formula="of:=RANDBETWEEN(DATE(1960;1;1);DATE(2000;1;1))" office:value-type="date" office:date-value="1981-10-08" calcext:value-type="date">
            <text:p>1981-10-08</text:p>
          </table:table-cell>
          <table:table-cell office:value-type="string" calcext:value-type="string">
            <text:p>811 Gartner Dr. Honolulu, HI 96815</text:p>
          </table:table-cell>
          <table:table-cell office:value-type="string" calcext:value-type="string">
            <text:p>United States</text:p>
          </table:table-cell>
        </table:table-row>
        <table:table-row table:style-name="ro1">
          <table:table-cell table:formula="of:=CONCATENATE(DEC2HEX(RANDBETWEEN(0;4294967295);8);&quot;-&quot;;DEC2HEX(RANDBETWEEN(0;65535);4);&quot;-&quot;;DEC2HEX(RANDBETWEEN(16384;20479);4);&quot;-&quot;;DEC2HEX(RANDBETWEEN(32768;49151);4);&quot;-&quot;;DEC2HEX(RANDBETWEEN(0;65535);4);DEC2HEX(RANDBETWEEN(0;4294967295);8))" office:value-type="string" office:string-value="02B0C961-D5A9-41BA-85E6-143BB4C3C0E9" calcext:value-type="string">
            <text:p>02B0C961-D5A9-41BA-85E6-143BB4C3C0E9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Palmer</text:p>
          </table:table-cell>
          <table:table-cell office:value-type="string" calcext:value-type="string">
            <text:p>male</text:p>
          </table:table-cell>
          <table:table-cell table:formula="of:=RANDBETWEEN(DATE(1960;1;1);DATE(2000;1;1))" office:value-type="date" office:date-value="1972-09-29" calcext:value-type="date">
            <text:p>1972-09-29</text:p>
          </table:table-cell>
          <table:table-cell office:value-type="string" calcext:value-type="string">
            <text:p>588 West Orchard Ave. Marlton, NJ 08053</text:p>
          </table:table-cell>
          <table:table-cell office:value-type="string" calcext:value-type="string">
            <text:p>United States</text:p>
          </table:table-cell>
        </table:table-row>
        <table:table-row table:style-name="ro1">
          <table:table-cell table:formula="of:=CONCATENATE(DEC2HEX(RANDBETWEEN(0;4294967295);8);&quot;-&quot;;DEC2HEX(RANDBETWEEN(0;65535);4);&quot;-&quot;;DEC2HEX(RANDBETWEEN(16384;20479);4);&quot;-&quot;;DEC2HEX(RANDBETWEEN(32768;49151);4);&quot;-&quot;;DEC2HEX(RANDBETWEEN(0;65535);4);DEC2HEX(RANDBETWEEN(0;4294967295);8))" office:value-type="string" office:string-value="60E0F2D7-1F55-4263-9D1E-555961058FE9" calcext:value-type="string">
            <text:p>60E0F2D7-1F55-4263-9D1E-555961058FE9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female</text:p>
          </table:table-cell>
          <table:table-cell table:formula="of:=RANDBETWEEN(DATE(1960;1;1);DATE(2000;1;1))" office:value-type="date" office:date-value="1994-02-19" calcext:value-type="date">
            <text:p>1994-02-19</text:p>
          </table:table-cell>
          <table:table-cell office:value-type="string" calcext:value-type="string">
            <text:p>18 Beech Drive. Haines City, FL 33844</text:p>
          </table:table-cell>
          <table:table-cell office:value-type="string" calcext:value-type="string">
            <text:p>United States</text:p>
          </table:table-cell>
        </table:table-row>
        <table:table-row table:style-name="ro1">
          <table:table-cell table:formula="of:=CONCATENATE(DEC2HEX(RANDBETWEEN(0;4294967295);8);&quot;-&quot;;DEC2HEX(RANDBETWEEN(0;65535);4);&quot;-&quot;;DEC2HEX(RANDBETWEEN(16384;20479);4);&quot;-&quot;;DEC2HEX(RANDBETWEEN(32768;49151);4);&quot;-&quot;;DEC2HEX(RANDBETWEEN(0;65535);4);DEC2HEX(RANDBETWEEN(0;4294967295);8))" office:value-type="string" office:string-value="3EDD8A5B-03B3-4907-8A05-308DB481FA62" calcext:value-type="string">
            <text:p>3EDD8A5B-03B3-4907-8A05-308DB481FA62</text:p>
          </table:table-cell>
          <table:table-cell table:style-name="Default" office:value-type="string" calcext:value-type="string">
            <text:p>Stanford</text:p>
          </table:table-cell>
          <table:table-cell office:value-type="string" calcext:value-type="string">
            <text:p>Dubois</text:p>
          </table:table-cell>
          <table:table-cell office:value-type="string" calcext:value-type="string">
            <text:p>male</text:p>
          </table:table-cell>
          <table:table-cell table:formula="of:=RANDBETWEEN(DATE(1960;1;1);DATE(2000;1;1))" office:value-type="date" office:date-value="1970-06-16" calcext:value-type="date">
            <text:p>1970-06-16</text:p>
          </table:table-cell>
          <table:table-cell table:style-name="ce1" office:value-type="string" calcext:value-type="string">
            <text:p>54 Islington Park St, London, N1 1PX</text:p>
          </table:table-cell>
          <table:table-cell office:value-type="string" calcext:value-type="string">
            <text:p>England</text:p>
          </table:table-cell>
        </table:table-row>
        <table:table-row table:style-name="ro1">
          <table:table-cell table:formula="of:=CONCATENATE(DEC2HEX(RANDBETWEEN(0;4294967295);8);&quot;-&quot;;DEC2HEX(RANDBETWEEN(0;65535);4);&quot;-&quot;;DEC2HEX(RANDBETWEEN(16384;20479);4);&quot;-&quot;;DEC2HEX(RANDBETWEEN(32768;49151);4);&quot;-&quot;;DEC2HEX(RANDBETWEEN(0;65535);4);DEC2HEX(RANDBETWEEN(0;4294967295);8))" office:value-type="string" office:string-value="A398A2DD-B062-4C9D-B852-1237E2A84AFE" calcext:value-type="string">
            <text:p>A398A2DD-B062-4C9D-B852-1237E2A84AFE</text:p>
          </table:table-cell>
          <table:table-cell table:style-name="Default" office:value-type="string" calcext:value-type="string">
            <text:p>Stella</text:p>
          </table:table-cell>
          <table:table-cell office:value-type="string" calcext:value-type="string">
            <text:p>Herbert</text:p>
          </table:table-cell>
          <table:table-cell office:value-type="string" calcext:value-type="string">
            <text:p>female</text:p>
          </table:table-cell>
          <table:table-cell table:formula="of:=RANDBETWEEN(DATE(1960;1;1);DATE(2000;1;1))" office:value-type="date" office:date-value="1971-04-06" calcext:value-type="date">
            <text:p>1971-04-06</text:p>
          </table:table-cell>
          <table:table-cell table:style-name="ce1" office:value-type="string" calcext:value-type="string">
            <text:p>14 Dagmar Passage, London, N1 2DN</text:p>
          </table:table-cell>
          <table:table-cell office:value-type="string" calcext:value-type="string">
            <text:p>England</text:p>
          </table:table-cell>
        </table:table-row>
        <table:table-row table:style-name="ro1">
          <table:table-cell table:formula="of:=CONCATENATE(DEC2HEX(RANDBETWEEN(0;4294967295);8);&quot;-&quot;;DEC2HEX(RANDBETWEEN(0;65535);4);&quot;-&quot;;DEC2HEX(RANDBETWEEN(16384;20479);4);&quot;-&quot;;DEC2HEX(RANDBETWEEN(32768;49151);4);&quot;-&quot;;DEC2HEX(RANDBETWEEN(0;65535);4);DEC2HEX(RANDBETWEEN(0;4294967295);8))" office:value-type="string" office:string-value="C5BE9C60-9A09-42A7-8CE2-FFB6708271D6" calcext:value-type="string">
            <text:p>C5BE9C60-9A09-42A7-8CE2-FFB6708271D6</text:p>
          </table:table-cell>
          <table:table-cell table:style-name="Default" office:value-type="string" calcext:value-type="string">
            <text:p>Sushila</text:p>
          </table:table-cell>
          <table:table-cell office:value-type="string" calcext:value-type="string">
            <text:p>Hickey</text:p>
          </table:table-cell>
          <table:table-cell office:value-type="string" calcext:value-type="string">
            <text:p>female</text:p>
          </table:table-cell>
          <table:table-cell table:formula="of:=RANDBETWEEN(DATE(1960;1;1);DATE(2000;1;1))" office:value-type="date" office:date-value="1962-10-17" calcext:value-type="date">
            <text:p>1962-10-17</text:p>
          </table:table-cell>
          <table:table-cell office:value-type="string" calcext:value-type="string">
            <text:p>325 , Saroj Sadan, Sir Bhalchandra Road, Matunga. Mumbai</text:p>
          </table:table-cell>
          <table:table-cell office:value-type="string" calcext:value-type="string">
            <text:p>India</text:p>
          </table:table-cell>
        </table:table-row>
        <table:table-row table:style-name="ro1">
          <table:table-cell table:formula="of:=CONCATENATE(DEC2HEX(RANDBETWEEN(0;4294967295);8);&quot;-&quot;;DEC2HEX(RANDBETWEEN(0;65535);4);&quot;-&quot;;DEC2HEX(RANDBETWEEN(16384;20479);4);&quot;-&quot;;DEC2HEX(RANDBETWEEN(32768;49151);4);&quot;-&quot;;DEC2HEX(RANDBETWEEN(0;65535);4);DEC2HEX(RANDBETWEEN(0;4294967295);8))" office:value-type="string" office:string-value="B1734984-CE63-4959-9EDE-AA5B12CEAE7B" calcext:value-type="string">
            <text:p>B1734984-CE63-4959-9EDE-AA5B12CEAE7B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unoz</text:p>
          </table:table-cell>
          <table:table-cell office:value-type="string" calcext:value-type="string">
            <text:p>male</text:p>
          </table:table-cell>
          <table:table-cell table:formula="of:=RANDBETWEEN(DATE(1960;1;1);DATE(2000;1;1))" office:value-type="date" office:date-value="1993-05-19" calcext:value-type="date">
            <text:p>1993-05-19</text:p>
          </table:table-cell>
          <table:table-cell office:value-type="string" calcext:value-type="string">
            <text:p>90 San Pablo Ave. Indiana, PA 15701</text:p>
          </table:table-cell>
          <table:table-cell office:value-type="string" calcext:value-type="string">
            <text:p>United States</text:p>
          </table:table-cell>
        </table:table-row>
        <table:table-row table:style-name="ro1">
          <table:table-cell table:formula="of:=CONCATENATE(DEC2HEX(RANDBETWEEN(0;4294967295);8);&quot;-&quot;;DEC2HEX(RANDBETWEEN(0;65535);4);&quot;-&quot;;DEC2HEX(RANDBETWEEN(16384;20479);4);&quot;-&quot;;DEC2HEX(RANDBETWEEN(32768;49151);4);&quot;-&quot;;DEC2HEX(RANDBETWEEN(0;65535);4);DEC2HEX(RANDBETWEEN(0;4294967295);8))" office:value-type="string" office:string-value="FDDAF565-936B-4782-B225-1BCD9BFE7D9B" calcext:value-type="string">
            <text:p>FDDAF565-936B-4782-B225-1BCD9BFE7D9B</text:p>
          </table:table-cell>
          <table:table-cell table:style-name="Default" office:value-type="string" calcext:value-type="string">
            <text:p>Tryphosa</text:p>
          </table:table-cell>
          <table:table-cell office:value-type="string" calcext:value-type="string">
            <text:p>Barnes</text:p>
          </table:table-cell>
          <table:table-cell office:value-type="string" calcext:value-type="string">
            <text:p>female</text:p>
          </table:table-cell>
          <table:table-cell table:formula="of:=RANDBETWEEN(DATE(1960;1;1);DATE(2000;1;1))" office:value-type="date" office:date-value="1966-02-22" calcext:value-type="date">
            <text:p>1966-02-22</text:p>
          </table:table-cell>
          <table:table-cell office:value-type="string" calcext:value-type="string">
            <text:p>20 Kosti Palama, 1096. Nicosia</text:p>
          </table:table-cell>
          <table:table-cell office:value-type="string" calcext:value-type="string">
            <text:p>Cyprus</text:p>
          </table:table-cell>
        </table:table-row>
        <table:table-row table:style-name="ro1">
          <table:table-cell table:formula="of:=CONCATENATE(DEC2HEX(RANDBETWEEN(0;4294967295);8);&quot;-&quot;;DEC2HEX(RANDBETWEEN(0;65535);4);&quot;-&quot;;DEC2HEX(RANDBETWEEN(16384;20479);4);&quot;-&quot;;DEC2HEX(RANDBETWEEN(32768;49151);4);&quot;-&quot;;DEC2HEX(RANDBETWEEN(0;65535);4);DEC2HEX(RANDBETWEEN(0;4294967295);8))" office:value-type="string" office:string-value="6B0C1E5E-1357-4C8F-A205-B0B69FE0B101" calcext:value-type="string">
            <text:p>6B0C1E5E-1357-4C8F-A205-B0B69FE0B101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female</text:p>
          </table:table-cell>
          <table:table-cell table:formula="of:=RANDBETWEEN(DATE(1960;1;1);DATE(2000;1;1))" office:value-type="date" office:date-value="1962-07-24" calcext:value-type="date">
            <text:p>1962-07-24</text:p>
          </table:table-cell>
          <table:table-cell office:value-type="string" calcext:value-type="string">
            <text:p>250 Country Drive. Neenah, WI 54956</text:p>
          </table:table-cell>
          <table:table-cell office:value-type="string" calcext:value-type="string">
            <text:p>United States</text:p>
          </table:table-cell>
        </table:table-row>
        <table:table-row table:style-name="ro1">
          <table:table-cell table:formula="of:=CONCATENATE(DEC2HEX(RANDBETWEEN(0;4294967295);8);&quot;-&quot;;DEC2HEX(RANDBETWEEN(0;65535);4);&quot;-&quot;;DEC2HEX(RANDBETWEEN(16384;20479);4);&quot;-&quot;;DEC2HEX(RANDBETWEEN(32768;49151);4);&quot;-&quot;;DEC2HEX(RANDBETWEEN(0;65535);4);DEC2HEX(RANDBETWEEN(0;4294967295);8))" office:value-type="string" office:string-value="60DFA0B4-C7ED-42D5-BBFD-3C227516337E" calcext:value-type="string">
            <text:p>60DFA0B4-C7ED-42D5-BBFD-3C227516337E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Tran</text:p>
          </table:table-cell>
          <table:table-cell office:value-type="string" calcext:value-type="string">
            <text:p>male</text:p>
          </table:table-cell>
          <table:table-cell table:formula="of:=RANDBETWEEN(DATE(1960;1;1);DATE(2000;1;1))" office:value-type="date" office:date-value="1963-07-17" calcext:value-type="date">
            <text:p>1963-07-17</text:p>
          </table:table-cell>
          <table:table-cell office:value-type="string" calcext:value-type="string">
            <text:p>8858 Amherst St. Middle River, MD 21220</text:p>
          </table:table-cell>
          <table:table-cell office:value-type="string" calcext:value-type="string">
            <text:p>United States</text:p>
          </table:table-cell>
        </table:table-row>
      </table:table>
      <table:table table:name="Sheet2" table:style-name="ta1">
        <table:table-column table:style-name="co5" table:default-cell-style-name="ce1"/>
        <table:table-row table:style-name="ro2">
          <table:table-cell office:value-type="string" calcext:value-type="string">
            <text:p>9880 Pendergast Street</text:p>
          </table:table-cell>
        </table:table-row>
        <table:table-row table:style-name="ro1">
          <table:table-cell office:value-type="string" calcext:value-type="string">
            <text:p>Marietta, GA 30008</text:p>
          </table:table-cell>
        </table:table-row>
        <table:table-row table:style-name="ro1">
          <table:table-cell office:value-type="string" calcext:value-type="string">
            <text:p>8858 Amherst St.</text:p>
          </table:table-cell>
        </table:table-row>
        <table:table-row table:style-name="ro2">
          <table:table-cell office:value-type="string" calcext:value-type="string">
            <text:p>Middle River, MD 21220</text:p>
          </table:table-cell>
        </table:table-row>
        <table:table-row table:style-name="ro1">
          <table:table-cell office:value-type="string" calcext:value-type="string">
            <text:p>662 Pleasant St.</text:p>
          </table:table-cell>
        </table:table-row>
        <table:table-row table:style-name="ro2">
          <table:table-cell office:value-type="string" calcext:value-type="string">
            <text:p>Oconomowoc, WI 53066</text:p>
          </table:table-cell>
        </table:table-row>
        <table:table-row table:style-name="ro1">
          <table:table-cell office:value-type="string" calcext:value-type="string">
            <text:p>66 Roberts Avenue</text:p>
          </table:table-cell>
        </table:table-row>
        <table:table-row table:style-name="ro2">
          <table:table-cell office:value-type="string" calcext:value-type="string">
            <text:p>Memphis, TN 38106</text:p>
          </table:table-cell>
        </table:table-row>
        <table:table-row table:style-name="ro2">
          <table:table-cell office:value-type="string" calcext:value-type="string">
            <text:p>9952 Glen Ridge Lane</text:p>
          </table:table-cell>
        </table:table-row>
        <table:table-row table:style-name="ro1">
          <table:table-cell office:value-type="string" calcext:value-type="string">
            <text:p>Helena, MT 59601</text:p>
          </table:table-cell>
        </table:table-row>
        <table:table-row table:style-name="ro2">
          <table:table-cell office:value-type="string" calcext:value-type="string">
            <text:p>588 West Orchard Ave.</text:p>
          </table:table-cell>
        </table:table-row>
        <table:table-row table:style-name="ro1">
          <table:table-cell office:value-type="string" calcext:value-type="string">
            <text:p>Marlton, NJ 08053</text:p>
          </table:table-cell>
        </table:table-row>
        <table:table-row table:style-name="ro1">
          <table:table-cell office:value-type="string" calcext:value-type="string">
            <text:p>811 Gartner Dr.</text:p>
          </table:table-cell>
        </table:table-row>
        <table:table-row table:style-name="ro1">
          <table:table-cell office:value-type="string" calcext:value-type="string">
            <text:p>Honolulu, HI 96815</text:p>
          </table:table-cell>
        </table:table-row>
        <table:table-row table:style-name="ro1">
          <table:table-cell office:value-type="string" calcext:value-type="string">
            <text:p>8179 St Paul Dr.</text:p>
          </table:table-cell>
        </table:table-row>
        <table:table-row table:style-name="ro2">
          <table:table-cell office:value-type="string" calcext:value-type="string">
            <text:p>Fort Worth, TX 76110</text:p>
          </table:table-cell>
        </table:table-row>
        <table:table-row table:style-name="ro2">
          <table:table-cell office:value-type="string" calcext:value-type="string">
            <text:p>1 East Harvard Street</text:p>
          </table:table-cell>
        </table:table-row>
        <table:table-row table:style-name="ro1">
          <table:table-cell office:value-type="string" calcext:value-type="string">
            <text:p>Sewell, NJ 08080</text:p>
          </table:table-cell>
        </table:table-row>
        <table:table-row table:style-name="ro1">
          <table:table-cell office:value-type="string" calcext:value-type="string">
            <text:p>3 Rockledge St.</text:p>
          </table:table-cell>
        </table:table-row>
        <table:table-row table:style-name="ro2">
          <table:table-cell office:value-type="string" calcext:value-type="string">
            <text:p>Hoffman Estates, IL 60169</text:p>
          </table:table-cell>
        </table:table-row>
        <table:table-row table:style-name="ro1">
          <table:table-cell office:value-type="string" calcext:value-type="string">
            <text:p>7782 Front Street</text:p>
          </table:table-cell>
        </table:table-row>
        <table:table-row table:style-name="ro2">
          <table:table-cell office:value-type="string" calcext:value-type="string">
            <text:p>Tewksbury, MA 01876</text:p>
          </table:table-cell>
        </table:table-row>
        <table:table-row table:style-name="ro1">
          <table:table-cell office:value-type="string" calcext:value-type="string">
            <text:p>90 San Pablo Ave.</text:p>
          </table:table-cell>
        </table:table-row>
        <table:table-row table:style-name="ro1">
          <table:table-cell office:value-type="string" calcext:value-type="string">
            <text:p>Indiana, PA 15701</text:p>
          </table:table-cell>
        </table:table-row>
        <table:table-row table:style-name="ro2">
          <table:table-cell office:value-type="string" calcext:value-type="string">
            <text:p>8650 South Lancaster Rd.</text:p>
          </table:table-cell>
        </table:table-row>
        <table:table-row table:style-name="ro1">
          <table:table-cell office:value-type="string" calcext:value-type="string">
            <text:p>Calhoun, GA 30701</text:p>
          </table:table-cell>
        </table:table-row>
        <table:table-row table:style-name="ro1">
          <table:table-cell office:value-type="string" calcext:value-type="string">
            <text:p>58 Old Oak Court</text:p>
          </table:table-cell>
        </table:table-row>
        <table:table-row table:style-name="ro2">
          <table:table-cell office:value-type="string" calcext:value-type="string">
            <text:p>Cedar Falls, IA 50613</text:p>
          </table:table-cell>
        </table:table-row>
        <table:table-row table:style-name="ro1">
          <table:table-cell office:value-type="string" calcext:value-type="string">
            <text:p>590 Circle St.</text:p>
          </table:table-cell>
        </table:table-row>
        <table:table-row table:style-name="ro2">
          <table:table-cell office:value-type="string" calcext:value-type="string">
            <text:p>Franklin, MA 02038</text:p>
          </table:table-cell>
        </table:table-row>
        <table:table-row table:style-name="ro1">
          <table:table-cell office:value-type="string" calcext:value-type="string">
            <text:p>492 South Drive</text:p>
          </table:table-cell>
        </table:table-row>
        <table:table-row table:style-name="ro1">
          <table:table-cell office:value-type="string" calcext:value-type="string">
            <text:p>Jackson, NJ 08527</text:p>
          </table:table-cell>
        </table:table-row>
        <table:table-row table:style-name="ro1">
          <table:table-cell office:value-type="string" calcext:value-type="string">
            <text:p>54 Ashley Ave.</text:p>
          </table:table-cell>
        </table:table-row>
        <table:table-row table:style-name="ro2">
          <table:table-cell office:value-type="string" calcext:value-type="string">
            <text:p>Baton Rouge, LA 70806</text:p>
          </table:table-cell>
        </table:table-row>
        <table:table-row table:style-name="ro2">
          <table:table-cell office:value-type="string" calcext:value-type="string">
            <text:p>7965 Rock Maple Drive</text:p>
          </table:table-cell>
        </table:table-row>
        <table:table-row table:style-name="ro2">
          <table:table-cell office:value-type="string" calcext:value-type="string">
            <text:p>Culpeper, VA 22701</text:p>
          </table:table-cell>
        </table:table-row>
        <table:table-row table:style-name="ro1">
          <table:table-cell office:value-type="string" calcext:value-type="string">
            <text:p>18 Beech Drive</text:p>
          </table:table-cell>
        </table:table-row>
        <table:table-row table:style-name="ro2">
          <table:table-cell office:value-type="string" calcext:value-type="string">
            <text:p>Haines City, FL 33844</text:p>
          </table:table-cell>
        </table:table-row>
        <table:table-row table:style-name="ro1">
          <table:table-cell office:value-type="string" calcext:value-type="string">
            <text:p>487 Church St.</text:p>
          </table:table-cell>
        </table:table-row>
        <table:table-row table:style-name="ro1">
          <table:table-cell office:value-type="string" calcext:value-type="string">
            <text:p>Ottawa, IL 61350</text:p>
          </table:table-cell>
        </table:table-row>
        <table:table-row table:style-name="ro1">
          <table:table-cell office:value-type="string" calcext:value-type="string">
            <text:p>250 Country Drive</text:p>
          </table:table-cell>
        </table:table-row>
        <table:table-row table:style-name="ro1">
          <table:table-cell office:value-type="string" calcext:value-type="string">
            <text:p>Neenah, WI 54956</text:p>
          </table:table-cell>
        </table:table-row>
        <table:table-row table:style-name="ro1">
          <table:table-cell office:value-type="string" calcext:value-type="string">
            <text:p>34 East 4th Dr.</text:p>
          </table:table-cell>
        </table:table-row>
        <table:table-row table:style-name="ro2">
          <table:table-cell office:value-type="string" calcext:value-type="string">
            <text:p>Glen Ellyn, IL 60137</text:p>
          </table:table-cell>
        </table:table-row>
        <table:table-row table:style-name="ro1">
          <table:table-cell office:value-type="string" calcext:value-type="string">
            <text:p>137 Division Rd.</text:p>
          </table:table-cell>
        </table:table-row>
        <table:table-row table:style-name="ro2">
          <table:table-cell office:value-type="string" calcext:value-type="string">
            <text:p>Waynesboro, PA 17268</text:p>
          </table:table-cell>
        </table:table-row>
        <table:table-row table:style-name="ro1">
          <table:table-cell office:value-type="string" calcext:value-type="string">
            <text:p>123 S. Miles Court</text:p>
          </table:table-cell>
        </table:table-row>
        <table:table-row table:style-name="ro1">
          <table:table-cell office:value-type="string" calcext:value-type="string">
            <text:p>Reno, NV 89523</text:p>
          </table:table-cell>
        </table:table-row>
        <table:table-row table:style-name="ro1">
          <table:table-cell office:value-type="string" calcext:value-type="string">
            <text:p>8636 Edgewater St.</text:p>
          </table:table-cell>
        </table:table-row>
        <table:table-row table:style-name="ro2">
          <table:table-cell office:value-type="string" calcext:value-type="string">
            <text:p>Amityville, NY 11701</text:p>
          </table:table-cell>
        </table:table-row>
      </table:table>
      <table:named-expressions/>
      <table:database-ranges>
        <table:database-range table:name="__Anonymous_Sheet_DB__0" table:target-range-address="Sheet1.A1:Sheet1.G51">
          <table:sort>
            <table:sort-by table:field-number="1" table:data-type="automatic"/>
          </table:sort>
        </table:database-range>
        <table:database-range table:name="__Anonymous_Sheet_DB__1" table:target-range-address="Sheet2.A1:Sheet2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1T12:35:37.156051909</meta:creation-date>
    <dc:date>2020-05-31T18:20:53.611709531</dc:date>
    <meta:editing-duration>PT6M33S</meta:editing-duration>
    <meta:editing-cycles>1</meta:editing-cycles>
    <meta:document-statistic meta:table-count="2" meta:cell-count="407" meta:object-count="0"/>
    <meta:generator>LibreOffice/6.0.7.3$Linux_X86_64 LibreOffice_project/00m0$Build-3</meta:generator>
  </office:meta>
</office:document-meta>
</file>